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SzMXLpZZDeJXrlCUFnk312zaz0HFdn0FKHx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02:12:51.601375545</meta:creation-date>
    <dc:date>2022-08-20T02:13:23.898680173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5.2$Linux_X86_64 LibreOffice_project/30$Build-2</meta:generator>
  </office:meta>
</office:document-meta>
</file>